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2"/>
    <style:style style:name="P2" style:family="paragraph" style:parent-style-name="Heading_20_1">
      <style:paragraph-properties fo:text-align="center" style:justify-single-word="false"/>
    </style:style>
    <style:style style:name="T1" style:family="text">
      <style:text-properties fo:font-weight="bold"/>
    </style:style>
    <style:style style:name="T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Introduction to user stories</text:h>
      <text:p text:style-name="Standard"/>
      <text:p text:style-name="Standard"/>
      <text:h text:style-name="Heading_20_3" text:outline-level="3">Considerations to write user stories: </text:h>
      <text:list xml:id="list1810799430" text:style-name="L2">
        <text:list-item>
          <text:p text:style-name="P1"><text:span text:style-name="T1">Stakeholders write user stories. S</text:span>takeholders write the user stories, not the developers.  User stories are simple enough that people can learn to write them in a few minutes, so it makes sense that the domain experts (the stakeholders) write them. </text:p>
        </text:list-item>
        <text:list-item>
          <text:p text:style-name="P1"><text:span text:style-name="T1">Use the simplest tool</text:span>. User stories are often written on index cards that are very easy to work with and are therefore an inclusive modeling technique. </text:p>
        </text:list-item>
        <text:list-item>
          <text:p text:style-name="P1"><text:span text:style-name="T1">Remember non-functional requirements</text:span>. Stories can be used to describe a wide variety of requirements types.</text:p>
        </text:list-item>
        <text:list-item>
          <text:p text:style-name="P1"><text:span text:style-name="T1">Indicate the estimated size</text:span>. One way to estimate is to assign user story points to each card, a relative indication of how long it will take a pair of programmers to implement the story.</text:p>
        </text:list-item>
        <text:list-item>
          <text:p text:style-name="P1"><text:span text:style-name="T1">Indicate the priority</text:span>. Requirements, including defects identified as part of your independent parallel testing activities or by your operations and support efforts, are prioritized by your project stakeholders (or representatives thereof such as product owners) and added to the stack in the appropriate place. You can easily maintain a stack of prioritized requirements by moving the cards around in the stack as appropriate. </text:p>
        </text:list-item>
        <text:list-item>
          <text:p text:style-name="P1"><text:span text:style-name="T1">Optionally include a unique identifier</text:span>. The card also includes a unique identifier for the user story. The only reason to do this would be to do this is if you need to maintain some sort of traceability between the user story and other artifacts, in particular acceptance tests.</text:p>
        </text:list-item>
      </text:list>
      <text:p text:style-name="Text_20_body"/>
      <text:h text:style-name="Heading_20_3" text:outline-level="3">How do user stories vary in the stack when their priority change ?</text:h>
      <text:p text:style-name="Text_20_body">This is a normal thing, motivating the team to move the card to another point in the stack. The implication is that your prioritization strategy needs to support this sort of activity.</text:p>
      <text:p text:style-name="Text_20_body">If the priority of the user story increases, it will go up in the stack. Otherwise, it will go down.</text:p>
      <text:h text:style-name="Heading_20_3" text:outline-level="3">Epics</text:h>
      <text:p text:style-name="Text_20_body">Epics are large user stories, typically ones which are too big to implement in a single iteration and therefore they need to be disaggregated into smaller user stories at some point.  </text:p>
      <text:h text:style-name="Heading_20_3" text:outline-level="3">Themes</text:h>
      <text:p text:style-name="Text_20_body">A theme is a collection of related user stories. It is often used to organize stories into releases or to organize it so that various subteams can work on this.</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cho </meta:initial-creator>
    <meta:creation-date>2012-04-23T03:28:56</meta:creation-date>
    <meta:document-statistic meta:table-count="0" meta:image-count="0" meta:object-count="0" meta:page-count="1" meta:paragraph-count="15" meta:word-count="363" meta:character-count="2170" meta:non-whitespace-character-count="1815"/>
    <dc:date>2012-04-23T04:04:20</dc:date>
    <dc:creator>nacho </dc:creator>
    <meta:editing-duration>PT4M58S</meta:editing-duration>
    <meta:editing-cycles>1</meta:editing-cycles>
    <meta:generator>LibreOffice/3.4$Linux LibreOffice_project/340m1$Build-402</meta:generator>
  </office:meta>
</office:document-meta>
</file>